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7.8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cell-protect="protected" style:print-content="true"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fo:background-color="transparent"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style:diagonal-bl-tr="none" style:diagonal-tl-br="none" fo:background-color="transparent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43">
      <style:table-cell-properties fo:border-bottom="none" style:cell-protect="protected" style:print-content="true" style:diagonal-bl-tr="none" style:diagonal-tl-br="none" fo:background-color="transparent" fo:border-left="0.74pt solid #000000" fo:padding="2.01pt" fo:border-right="0.74pt solid #000000" style:rotation-align="none" fo:border-top="0.74pt solid #000000"/>
    </style:style>
    <style:style style:name="ce10" style:family="table-cell" style:parent-style-name="Default" style:data-style-name="N143">
      <style:table-cell-properties fo:border-bottom="none" style:cell-protect="protected" style:print-content="true" style:diagonal-bl-tr="none" style:diagonal-tl-br="none" fo:background-color="transparent" fo:border-left="0.74pt solid #000000" fo:padding="2.01pt" fo:border-right="0.74pt solid #000000" style:rotation-align="none" fo:border-top="none"/>
    </style:style>
    <style:style style:name="ce11" style:family="table-cell" style:parent-style-name="Default" style:data-style-name="N143">
      <style:table-cell-properties fo:border-bottom="0.74pt solid #000000" style:cell-protect="protected" style:print-content="true" style:diagonal-bl-tr="none" style:diagonal-tl-br="none" fo:background-color="transparent" fo:border-left="0.74pt solid #000000" fo:padding="2.01pt" fo:border-right="0.74pt solid #000000" style:rotation-align="none" fo:border-top="none"/>
    </style:style>
    <style:style style:name="ce12" style:family="table-cell" style:parent-style-name="Default" style:data-style-name="N143">
      <style:table-cell-properties style:cell-protect="protected" style:print-content="true" style:diagonal-bl-tr="none" style:diagonal-tl-br="none" fo:background-color="transparent" fo:border="0.74pt solid #000000" fo:padding="2.01pt" style:rotation-align="none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0.74pt solid #000000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fo:background-color="transparent" fo:border-left="0.74pt solid #000000" fo:padding="2.01pt" fo:border-right="0.74pt solid #000000" style:rotation-align="none" fo:border-top="0.74pt solid #000000"/>
    </style:style>
    <style:style style:name="ce16" style:family="table-cell" style:parent-style-name="Default" style:data-style-name="N0">
      <style:table-cell-properties fo:border-bottom="none" style:cell-protect="protected" style:print-content="true" style:diagonal-bl-tr="none" style:diagonal-tl-br="none" fo:background-color="transparent" fo:border-left="0.74pt solid #000000" fo:padding="2.01pt" fo:border-right="0.74pt solid #000000" style:rotation-align="none" fo:border-top="none"/>
    </style:style>
    <style:style style:name="ce17" style:family="table-cell" style:parent-style-name="Default" style:data-style-name="N143">
      <style:table-cell-properties fo:border-bottom="none" style:cell-protect="protected" style:print-content="true" style:diagonal-bl-tr="none" style:diagonal-tl-br="none" fo:background-color="transparent" fo:border-left="0.74pt solid #000000" fo:padding="2.01pt" fo:border-right="none" style:rotation-align="none" fo:border-top="0.74pt solid #000000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0.74pt solid #000000" fo:padding="2.01pt" fo:border-right="none" style:rotation-align="none" fo:border-top="none"/>
    </style:style>
    <style:style style:name="ce20" style:family="table-cell" style:parent-style-name="Default">
      <style:table-cell-properties style:cell-protect="protected" style:print-content="true" style:diagonal-bl-tr="none" style:diagonal-tl-br="none" fo:background-color="transparent" fo:border="0.74pt solid #000000" fo:padding="2.01pt" style:rotation-align="none"/>
    </style:style>
    <style:style style:name="ce21" style:family="table-cell" style:parent-style-name="Default">
      <style:table-cell-properties fo:background-color="#c0c0c0" style:cell-protect="none" style:print-content="true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43">
      <style:table-cell-properties style:cell-protect="protected" style:print-content="true" style:diagonal-bl-tr="none" style:diagonal-tl-br="none" fo:background-color="transparent" fo:border="none" fo:padding="2.01pt" style:rotation-align="none"/>
    </style:style>
    <style:style style:name="ce23" style:family="table-cell" style:parent-style-name="Default" style:data-style-name="N143">
      <style:table-cell-properties style:cell-protect="protected" style:print-content="true" style:diagonal-bl-tr="none" style:diagonal-tl-br="none" fo:background-color="transparent" fo:border="0.74pt solid #000000" fo:padding="2.01pt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fo:background-color="transparent" fo:border="0.74pt solid #000000" fo:padding="2.01pt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43">
      <style:table-cell-properties fo:border-bottom="none" style:cell-protect="protected" style:print-content="true" style:diagonal-bl-tr="none" style:diagonal-tl-br="none" fo:background-color="transparent" fo:border-left="none" fo:padding="2.01pt" fo:border-right="none" style:rotation-align="none" fo:border-top="0.74pt solid #000000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padding="2.01pt" fo:border-right="none" style:rotation-align="none" fo:border-top="none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0.74pt solid #000000" fo:padding="2.01pt" fo:border-right="0.06pt solid #000000" style:rotation-align="none" fo:border-top="0.74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43">
      <style:table-cell-properties fo:border-bottom="none" style:cell-protect="protected" style:print-content="true" style:diagonal-bl-tr="none" style:diagonal-tl-br="none" fo:background-color="transparent" fo:border-left="none" fo:padding="2.01pt" fo:border-right="0.74pt solid #000000" style:rotation-align="none" fo:border-top="0.74pt solid #000000"/>
    </style:style>
    <style:style style:name="ce33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2.01pt" fo:border-right="0.74pt solid #000000" style:rotation-align="none" fo:border-top="none"/>
    </style:style>
    <style:style style:name="ce34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padding="2.01pt" fo:border-right="0.74pt solid #000000" style:rotation-align="none" fo:border-top="none"/>
    </style:style>
    <style:style style:name="ce35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0.74pt solid #000000" fo:padding="2.01pt" fo:border-right="none" style:rotation-align="none" fo:border-top="0.74pt solid #000000"/>
    </style:style>
    <style:style style:name="ce37" style:family="table-cell" style:parent-style-name="Default">
      <style:table-cell-properties style:cell-protect="protected" style:print-content="true" fo:background-color="transparent" fo:padding="2.01pt"/>
    </style:style>
    <style:style style:name="ce38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43">
      <style:table-cell-properties fo:border-bottom="none" style:cell-protect="protected" style:print-content="true" style:diagonal-bl-tr="none" style:diagonal-tl-br="none" fo:background-color="transparent" fo:border-left="0.74pt solid #000000" fo:padding="2.01pt" fo:border-right="none" style:rotation-align="none" fo:border-top="none"/>
    </style:style>
    <style:style style:name="ce40" style:family="table-cell" style:parent-style-name="Default" style:data-style-name="N143">
      <style:table-cell-properties fo:border-bottom="0.74pt solid #000000" style:cell-protect="protected" style:print-content="true" style:diagonal-bl-tr="none" style:diagonal-tl-br="none" fo:background-color="transparent" fo:border-left="0.74pt solid #000000" fo:padding="2.01pt" fo:border-right="none" style:rotation-align="none" fo:border-top="none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ff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43">
      <style:table-cell-properties style:cell-protect="protected" style:print-content="true" style:diagonal-bl-tr="none" style:diagonal-tl-br="none" fo:background-color="transparent" fo:border="0.74pt solid #ff0000" fo:padding="2.01pt" style:rotation-align="none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kw_anova" table:style-name="ta1">
        <table:table-column table:style-name="co1" table:number-columns-repeated="257" table:default-cell-style-name="ce4"/>
        <table:table-column table:style-name="co1" table:number-columns-repeated="767" table:default-cell-style-name="Default"/>
        <table:table-row table:style-name="ro1">
          <table:table-cell table:style-name="ce2" office:value-type="string" calcext:value-type="string">
            <text:p>Kruskal-Wallis Test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1012"/>
        </table:table-row>
        <table:table-row table:style-name="ro1">
          <table:table-cell table:style-name="ce3"/>
          <table:table-cell table:number-columns-repeated="6"/>
          <table:table-cell table:style-name="ce3"/>
          <table:table-cell table:number-columns-repeated="1016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45"/>
          <table:table-cell table:style-name="ce37"/>
          <table:table-cell table:number-columns-repeated="768"/>
        </table:table-row>
        <table:table-row table:style-name="ro2">
          <table:table-cell/>
          <table:table-cell table:style-name="ce8"/>
          <table:table-cell table:style-name="ce8" office:value-type="string" calcext:value-type="string">
            <text:p>R1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table:number-columns-repeated="5"/>
          <table:table-cell table:number-columns-repeated="245"/>
          <table:table-cell table:style-name="ce37"/>
          <table:table-cell table:number-columns-repeated="768"/>
        </table:table-row>
        <table:table-row table:style-name="ro1">
          <table:table-cell table:number-columns-repeated="255"/>
          <table:table-cell table:style-name="ce37"/>
          <table:table-cell table:number-columns-repeated="768"/>
        </table:table-row>
        <table:table-row table:style-name="ro1">
          <table:table-cell table:style-name="ce2" office:value-type="string" calcext:value-type="string">
            <text:p>Relevant Question Scores</text:p>
          </table:table-cell>
          <table:table-cell table:number-columns-repeated="254"/>
          <table:table-cell table:style-name="ce37"/>
          <table:table-cell table:number-columns-repeated="768"/>
        </table:table-row>
        <table:table-row table:style-name="ro1">
          <table:table-cell table:style-name="ce2"/>
          <table:table-cell table:number-columns-repeated="254"/>
          <table:table-cell table:style-name="ce37"/>
          <table:table-cell table:number-columns-repeated="768"/>
        </table:table-row>
        <table:table-row table:style-name="ro1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244"/>
          <table:table-cell table:style-name="ce37"/>
          <table:table-cell table:number-columns-repeated="768"/>
        </table:table-row>
        <table:table-row table:style-name="ro2">
          <table:table-cell table:style-name="ce2" office:value-type="string" calcext:value-type="string">
            <text:p>Chart 1</text:p>
          </table:table-cell>
          <table:table-cell table:style-name="ce9"/>
          <table:table-cell table:style-name="ce12" office:value-type="float" office:value="1.2799394" calcext:value-type="float">
            <text:p>1.280</text:p>
          </table:table-cell>
          <table:table-cell table:style-name="ce9"/>
          <table:table-cell table:style-name="ce12" office:value-type="float" office:value="-0.4175864" calcext:value-type="float">
            <text:p>-0.418</text:p>
          </table:table-cell>
          <table:table-cell table:style-name="ce9"/>
          <table:table-cell table:style-name="ce12" table:formula="of:=&quot;&quot;">
            <text:p/>
          </table:table-cell>
          <table:table-cell table:style-name="ce9"/>
          <table:table-cell table:style-name="ce12" table:formula="of:=&quot;&quot;">
            <text:p/>
          </table:table-cell>
          <table:table-cell table:style-name="ce17"/>
          <table:table-cell table:style-name="ce42" table:formula="of:=&quot;&quot;">
            <text:p/>
          </table:table-cell>
          <table:table-cell table:number-columns-repeated="244"/>
          <table:table-cell table:style-name="ce37"/>
          <table:table-cell table:number-columns-repeated="768"/>
        </table:table-row>
        <table:table-row table:style-name="ro2">
          <table:table-cell table:style-name="ce2" office:value-type="string" calcext:value-type="string">
            <text:p>Chart 2</text:p>
          </table:table-cell>
          <table:table-cell table:style-name="ce10"/>
          <table:table-cell table:style-name="ce12" office:value-type="float" office:value="0.4167952" calcext:value-type="float">
            <text:p>0.417</text:p>
          </table:table-cell>
          <table:table-cell table:style-name="ce10"/>
          <table:table-cell table:style-name="ce12" office:value-type="float" office:value="-0.79213" calcext:value-type="float">
            <text:p>-0.792</text:p>
          </table:table-cell>
          <table:table-cell table:style-name="ce10"/>
          <table:table-cell table:style-name="ce12" table:formula="of:=&quot;&quot;">
            <text:p/>
          </table:table-cell>
          <table:table-cell table:style-name="ce10"/>
          <table:table-cell table:style-name="ce12" table:formula="of:=&quot;&quot;">
            <text:p/>
          </table:table-cell>
          <table:table-cell table:style-name="ce39"/>
          <table:table-cell table:style-name="ce42" table:formula="of:=&quot;&quot;">
            <text:p/>
          </table:table-cell>
          <table:table-cell table:number-columns-repeated="244"/>
          <table:table-cell table:style-name="ce37"/>
          <table:table-cell table:number-columns-repeated="768"/>
        </table:table-row>
        <table:table-row table:style-name="ro2">
          <table:table-cell table:style-name="ce2" office:value-type="string" calcext:value-type="string">
            <text:p>Chart 3</text:p>
          </table:table-cell>
          <table:table-cell table:style-name="ce10"/>
          <table:table-cell table:style-name="ce12" office:value-type="float" office:value="-0.5096959" calcext:value-type="float">
            <text:p>-0.510</text:p>
          </table:table-cell>
          <table:table-cell table:style-name="ce10"/>
          <table:table-cell table:style-name="ce12" office:value-type="float" office:value="0.1140671" calcext:value-type="float">
            <text:p>0.114</text:p>
          </table:table-cell>
          <table:table-cell table:style-name="ce10"/>
          <table:table-cell table:style-name="ce12" table:formula="of:=&quot;&quot;">
            <text:p/>
          </table:table-cell>
          <table:table-cell table:style-name="ce10"/>
          <table:table-cell table:style-name="ce12" table:formula="of:=&quot;&quot;">
            <text:p/>
          </table:table-cell>
          <table:table-cell table:style-name="ce39"/>
          <table:table-cell table:style-name="ce42" table:formula="of:=&quot;&quot;">
            <text:p/>
          </table:table-cell>
          <table:table-cell table:number-columns-repeated="244"/>
          <table:table-cell table:style-name="ce37"/>
          <table:table-cell table:number-columns-repeated="768"/>
        </table:table-row>
        <table:table-row table:style-name="ro2">
          <table:table-cell table:style-name="ce2" office:value-type="string" calcext:value-type="string">
            <text:p>Chart 4</text:p>
          </table:table-cell>
          <table:table-cell table:style-name="ce10"/>
          <table:table-cell table:style-name="ce12" table:formula="of:=&quot;&quot;">
            <text:p/>
          </table:table-cell>
          <table:table-cell table:style-name="ce10"/>
          <table:table-cell table:style-name="ce12" table:formula="of:=&quot;&quot;">
            <text:p/>
          </table:table-cell>
          <table:table-cell table:style-name="ce10"/>
          <table:table-cell table:style-name="ce12" table:formula="of:=&quot;&quot;">
            <text:p/>
          </table:table-cell>
          <table:table-cell table:style-name="ce10"/>
          <table:table-cell table:style-name="ce12" table:formula="of:=&quot;&quot;">
            <text:p/>
          </table:table-cell>
          <table:table-cell table:style-name="ce39"/>
          <table:table-cell table:style-name="ce42" table:formula="of:=&quot;&quot;">
            <text:p/>
          </table:table-cell>
          <table:table-cell table:number-columns-repeated="244"/>
          <table:table-cell table:style-name="ce37"/>
          <table:table-cell table:number-columns-repeated="768"/>
        </table:table-row>
        <table:table-row table:style-name="ro2">
          <table:table-cell table:style-name="ce2" office:value-type="string" calcext:value-type="string">
            <text:p>Chart 5</text:p>
          </table:table-cell>
          <table:table-cell table:style-name="ce11"/>
          <table:table-cell table:style-name="ce12" table:formula="of:=&quot;&quot;">
            <text:p/>
          </table:table-cell>
          <table:table-cell table:style-name="ce11"/>
          <table:table-cell table:style-name="ce12" table:formula="of:=&quot;&quot;">
            <text:p/>
          </table:table-cell>
          <table:table-cell table:style-name="ce11"/>
          <table:table-cell table:style-name="ce12" table:formula="of:=&quot;&quot;">
            <text:p/>
          </table:table-cell>
          <table:table-cell table:style-name="ce11"/>
          <table:table-cell table:style-name="ce12" table:formula="of:=&quot;&quot;">
            <text:p/>
          </table:table-cell>
          <table:table-cell table:style-name="ce40"/>
          <table:table-cell table:style-name="ce42" table:formula="of:=&quot;&quot;">
            <text:p/>
          </table:table-cell>
          <table:table-cell table:number-columns-repeated="244"/>
          <table:table-cell table:style-name="ce37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For mixed issues tests</text:p>
          </table:table-cell>
          <table:table-cell table:number-columns-repeated="3"/>
          <table:table-cell table:style-name="ce3" office:value-type="string" calcext:value-type="string">
            <text:p>Evaluates whether the relevant question scores themselves differ significantly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elevant Qs</text:p>
          </table:table-cell>
          <table:table-cell table:style-name="ce2" office:value-type="string" calcext:value-type="string">
            <text:p>Ranks</text:p>
          </table:table-cell>
          <table:table-cell table:style-name="ce2" office:value-type="string" calcext:value-type="string">
            <text:p>Tied Rank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table:formula="of:=[.C9]" office:value-type="float" office:value="1.2799394" calcext:value-type="float">
            <text:p>1.280</text:p>
          </table:table-cell>
          <table:table-cell table:style-name="ce25" table:formula="of:=IF([.B19]=&quot;&quot;;&quot;&quot;;RANK([.B19];[.$B$19:.$B$38];1))" office:value-type="float" office:value="6" calcext:value-type="float">
            <text:p>6</text:p>
          </table:table-cell>
          <table:table-cell table:style-name="ce25" table:formula="of:=[$kw_anova.$B$80]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In this worksheet the KW test is used to determine the variance between RQs 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table:formula="of:=[.C10]" office:value-type="float" office:value="0.4167952" calcext:value-type="float">
            <text:p>0.417</text:p>
          </table:table-cell>
          <table:table-cell table:style-name="ce25" table:formula="of:=IF([.B20]=&quot;&quot;;&quot;&quot;;RANK([.B20];[.$B$19:.$B$38];1))" office:value-type="float" office:value="5" calcext:value-type="float">
            <text:p>5</text:p>
          </table:table-cell>
          <table:table-cell table:style-name="ce25" table:formula="of:=[$kw_anova.$C$80]"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table:formula="of:=[.C11]" office:value-type="float" office:value="-0.5096959" calcext:value-type="float">
            <text:p>-0.510</text:p>
          </table:table-cell>
          <table:table-cell table:style-name="ce25" table:formula="of:=IF([.B21]=&quot;&quot;;&quot;&quot;;RANK([.B21];[.$B$19:.$B$38];1))" office:value-type="float" office:value="2" calcext:value-type="float">
            <text:p>2</text:p>
          </table:table-cell>
          <table:table-cell table:style-name="ce25" table:formula="of:=[$kw_anova.$D$80]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Works as an extension of the procedures for the Mann-Whitney test 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2" table:formula="of:=[.C12]">
            <text:p/>
          </table:table-cell>
          <table:table-cell table:style-name="ce25" table:formula="of:=IF([.B22]=&quot;&quot;;&quot;&quot;;RANK([.B22];[.$B$19:.$B$38];1))">
            <text:p/>
          </table:table-cell>
          <table:table-cell table:style-name="ce25" table:formula="of:=[$kw_anova.$E$80]">
            <text:p/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table:formula="of:=[.C13]">
            <text:p/>
          </table:table-cell>
          <table:table-cell table:style-name="ce25" table:formula="of:=IF([.B23]=&quot;&quot;;&quot;&quot;;RANK([.B23];[.$B$19:.$B$38];1))">
            <text:p/>
          </table:table-cell>
          <table:table-cell table:style-name="ce25" table:formula="of:=[$kw_anova.$F$80]">
            <text:p/>
          </table:table-cell>
          <table:table-cell table:number-columns-repeated="2"/>
          <table:table-cell table:style-name="ce3" office:value-type="string" calcext:value-type="string">
            <text:p>Uses the chi-squared distribution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table:formula="of:=[.E9]" office:value-type="float" office:value="-0.4175864" calcext:value-type="float">
            <text:p>-0.418</text:p>
          </table:table-cell>
          <table:table-cell table:style-name="ce25" table:formula="of:=IF([.B24]=&quot;&quot;;&quot;&quot;;RANK([.B24];[.$B$19:.$B$38];1))" office:value-type="float" office:value="3" calcext:value-type="float">
            <text:p>3</text:p>
          </table:table-cell>
          <table:table-cell table:style-name="ce25" table:formula="of:=[$kw_anova.$G$80]"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2" table:formula="of:=[.E10]" office:value-type="float" office:value="-0.79213" calcext:value-type="float">
            <text:p>-0.792</text:p>
          </table:table-cell>
          <table:table-cell table:style-name="ce25" table:formula="of:=IF([.B25]=&quot;&quot;;&quot;&quot;;RANK([.B25];[.$B$19:.$B$38];1))" office:value-type="float" office:value="1" calcext:value-type="float">
            <text:p>1</text:p>
          </table:table-cell>
          <table:table-cell table:style-name="ce25" table:formula="of:=[$kw_anova.$H$80]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Nonparametric alternative to the two one-way ANOVA for three or more samples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2" table:formula="of:=[.E11]" office:value-type="float" office:value="0.1140671" calcext:value-type="float">
            <text:p>0.114</text:p>
          </table:table-cell>
          <table:table-cell table:style-name="ce25" table:formula="of:=IF([.B26]=&quot;&quot;;&quot;&quot;;RANK([.B26];[.$B$19:.$B$38];1))" office:value-type="float" office:value="4" calcext:value-type="float">
            <text:p>4</text:p>
          </table:table-cell>
          <table:table-cell table:style-name="ce25" table:formula="of:=[$kw_anova.$I$8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2" table:formula="of:=[.E12]">
            <text:p/>
          </table:table-cell>
          <table:table-cell table:style-name="ce25" table:formula="of:=IF([.B27]=&quot;&quot;;&quot;&quot;;RANK([.B27];[.$B$19:.$B$38];1))">
            <text:p/>
          </table:table-cell>
          <table:table-cell table:style-name="ce25" table:formula="of:=[$kw_anova.$J$80]">
            <text:p/>
          </table:table-cell>
          <table:table-cell table:number-columns-repeated="2"/>
          <table:table-cell table:style-name="ce3" office:value-type="string" calcext:value-type="string">
            <text:p>Sometimes referred to incorrectly as analysis of variance by ranks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2" table:formula="of:=[.E13]">
            <text:p/>
          </table:table-cell>
          <table:table-cell table:style-name="ce25" table:formula="of:=IF([.B28]=&quot;&quot;;&quot;&quot;;RANK([.B28];[.$B$19:.$B$38];1))">
            <text:p/>
          </table:table-cell>
          <table:table-cell table:style-name="ce25" table:formula="of:=[$kw_anova.$K$80]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2" table:formula="of:=[.G9]">
            <text:p/>
          </table:table-cell>
          <table:table-cell table:style-name="ce25" table:formula="of:=IF([.B29]=&quot;&quot;;&quot;&quot;;RANK([.B29];[.$B$19:.$B$38];1))">
            <text:p/>
          </table:table-cell>
          <table:table-cell table:style-name="ce25" table:formula="of:=[$kw_anova.$L$80]">
            <text:p/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2" table:formula="of:=[.G10]">
            <text:p/>
          </table:table-cell>
          <table:table-cell table:style-name="ce25" table:formula="of:=IF([.B30]=&quot;&quot;;&quot;&quot;;RANK([.B30];[.$B$19:.$B$38];1))">
            <text:p/>
          </table:table-cell>
          <table:table-cell table:style-name="ce25" table:formula="of:=[$kw_anova.$M$80]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2" table:formula="of:=[.G11]">
            <text:p/>
          </table:table-cell>
          <table:table-cell table:style-name="ce25" table:formula="of:=IF([.B31]=&quot;&quot;;&quot;&quot;;RANK([.B31];[.$B$19:.$B$38];1))">
            <text:p/>
          </table:table-cell>
          <table:table-cell table:style-name="ce25" table:formula="of:=[$kw_anova.$N$80]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2" table:formula="of:=[.G12]">
            <text:p/>
          </table:table-cell>
          <table:table-cell table:style-name="ce25" table:formula="of:=IF([.B32]=&quot;&quot;;&quot;&quot;;RANK([.B32];[.$B$19:.$B$38];1))">
            <text:p/>
          </table:table-cell>
          <table:table-cell table:style-name="ce25" table:formula="of:=[$kw_anova.$O$80]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2" table:formula="of:=[.G13]">
            <text:p/>
          </table:table-cell>
          <table:table-cell table:style-name="ce25" table:formula="of:=IF([.B33]=&quot;&quot;;&quot;&quot;;RANK([.B33];[.$B$19:.$B$38];1))">
            <text:p/>
          </table:table-cell>
          <table:table-cell table:style-name="ce25" table:formula="of:=[$kw_anova.$P$80]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2" table:formula="of:=[.I9]">
            <text:p/>
          </table:table-cell>
          <table:table-cell table:style-name="ce25" table:formula="of:=IF([.B34]=&quot;&quot;;&quot;&quot;;RANK([.B34];[.$B$19:.$B$38];1))">
            <text:p/>
          </table:table-cell>
          <table:table-cell table:style-name="ce25" table:formula="of:=[$kw_anova.$Q$80]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2" table:formula="of:=[.I10]">
            <text:p/>
          </table:table-cell>
          <table:table-cell table:style-name="ce25" table:formula="of:=IF([.B35]=&quot;&quot;;&quot;&quot;;RANK([.B35];[.$B$19:.$B$38];1))">
            <text:p/>
          </table:table-cell>
          <table:table-cell table:style-name="ce25" table:formula="of:=[$kw_anova.$R$80]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2" table:formula="of:=[.I11]">
            <text:p/>
          </table:table-cell>
          <table:table-cell table:style-name="ce25" table:formula="of:=IF([.B36]=&quot;&quot;;&quot;&quot;;RANK([.B36];[.$B$19:.$B$38];1))">
            <text:p/>
          </table:table-cell>
          <table:table-cell table:style-name="ce25" table:formula="of:=[$kw_anova.$S$80]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2" table:formula="of:=[.I12]">
            <text:p/>
          </table:table-cell>
          <table:table-cell table:style-name="ce25" table:formula="of:=IF([.B37]=&quot;&quot;;&quot;&quot;;RANK([.B37];[.$B$19:.$B$38];1))">
            <text:p/>
          </table:table-cell>
          <table:table-cell table:style-name="ce25" table:formula="of:=[$kw_anova.$T$80]">
            <text:p/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2" table:formula="of:=[.I13]">
            <text:p/>
          </table:table-cell>
          <table:table-cell table:style-name="ce25" table:formula="of:=IF([.B38]=&quot;&quot;;&quot;&quot;;RANK([.B38];[.$B$19:.$B$38];1))">
            <text:p/>
          </table:table-cell>
          <table:table-cell table:style-name="ce25" table:formula="of:=[$kw_anova.$U$80]">
            <text:p/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R4</text:p>
          </table:table-cell>
          <table:table-cell table:number-columns-repeated="250"/>
          <table:table-cell table:style-name="ce37"/>
          <table:table-cell table:number-columns-repeated="768"/>
        </table:table-row>
        <table:table-row table:style-name="ro1">
          <table:table-cell/>
          <table:table-cell table:style-name="ce13" table:formula="of:=[$kw_anova.$D$19]" office:value-type="float" office:value="6" calcext:value-type="float">
            <text:p>6</text:p>
          </table:table-cell>
          <table:table-cell table:style-name="ce27" table:formula="of:=[$kw_anova.$D$24]" office:value-type="float" office:value="3" calcext:value-type="float">
            <text:p>3</text:p>
          </table:table-cell>
          <table:table-cell table:style-name="ce27" table:formula="of:=[$kw_anova.$D$29]">
            <text:p/>
          </table:table-cell>
          <table:table-cell table:style-name="ce31" table:formula="of:=[$kw_anova.$D$34]">
            <text:p/>
          </table:table-cell>
          <table:table-cell table:number-columns-repeated="250"/>
          <table:table-cell table:style-name="ce37"/>
          <table:table-cell table:number-columns-repeated="768"/>
        </table:table-row>
        <table:table-row table:style-name="ro1">
          <table:table-cell/>
          <table:table-cell table:style-name="ce13" table:formula="of:=[$kw_anova.$D$20]" office:value-type="float" office:value="5" calcext:value-type="float">
            <text:p>5</text:p>
          </table:table-cell>
          <table:table-cell table:style-name="ce27" table:formula="of:=[$kw_anova.$D$25]" office:value-type="float" office:value="1" calcext:value-type="float">
            <text:p>1</text:p>
          </table:table-cell>
          <table:table-cell table:style-name="ce27" table:formula="of:=[$kw_anova.$D$30]">
            <text:p/>
          </table:table-cell>
          <table:table-cell table:style-name="ce31" table:formula="of:=[$kw_anova.$D$35]">
            <text:p/>
          </table:table-cell>
          <table:table-cell table:number-columns-repeated="250"/>
          <table:table-cell table:style-name="ce37"/>
          <table:table-cell table:number-columns-repeated="768"/>
        </table:table-row>
        <table:table-row table:style-name="ro1">
          <table:table-cell/>
          <table:table-cell table:style-name="ce13" table:formula="of:=[$kw_anova.$D$21]" office:value-type="float" office:value="2" calcext:value-type="float">
            <text:p>2</text:p>
          </table:table-cell>
          <table:table-cell table:style-name="ce27" table:formula="of:=[$kw_anova.$D$26]" office:value-type="float" office:value="4" calcext:value-type="float">
            <text:p>4</text:p>
          </table:table-cell>
          <table:table-cell table:style-name="ce27" table:formula="of:=[$kw_anova.$D$31]">
            <text:p/>
          </table:table-cell>
          <table:table-cell table:style-name="ce31" table:formula="of:=[$kw_anova.$D$36]">
            <text:p/>
          </table:table-cell>
          <table:table-cell table:number-columns-repeated="250"/>
          <table:table-cell table:style-name="ce37"/>
          <table:table-cell table:number-columns-repeated="768"/>
        </table:table-row>
        <table:table-row table:style-name="ro1">
          <table:table-cell/>
          <table:table-cell table:style-name="ce13" table:formula="of:=[$kw_anova.$D$22]">
            <text:p/>
          </table:table-cell>
          <table:table-cell table:style-name="ce27" table:formula="of:=[$kw_anova.$D$27]">
            <text:p/>
          </table:table-cell>
          <table:table-cell table:style-name="ce27" table:formula="of:=[$kw_anova.$D$32]">
            <text:p/>
          </table:table-cell>
          <table:table-cell table:style-name="ce31" table:formula="of:=[$kw_anova.$D$37]">
            <text:p/>
          </table:table-cell>
          <table:table-cell table:number-columns-repeated="250"/>
          <table:table-cell table:style-name="ce37"/>
          <table:table-cell table:number-columns-repeated="768"/>
        </table:table-row>
        <table:table-row table:style-name="ro1">
          <table:table-cell/>
          <table:table-cell table:style-name="ce13" table:formula="of:=[$kw_anova.$D$23]">
            <text:p/>
          </table:table-cell>
          <table:table-cell table:style-name="ce27" table:formula="of:=[$kw_anova.$D$28]">
            <text:p/>
          </table:table-cell>
          <table:table-cell table:style-name="ce27" table:formula="of:=[$kw_anova.$D$33]">
            <text:p/>
          </table:table-cell>
          <table:table-cell table:style-name="ce31" table:formula="of:=[$kw_anova.$D$38]">
            <text:p/>
          </table:table-cell>
          <table:table-cell table:number-columns-repeated="250"/>
          <table:table-cell table:style-name="ce37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table:number-columns-repeated="4"/>
          <table:table-cell table:style-name="ce5" office:value-type="string" calcext:value-type="string">
            <text:p>Combined</text:p>
          </table:table-cell>
          <table:table-cell table:number-columns-repeated="249"/>
          <table:table-cell table:style-name="ce37"/>
          <table:table-cell table:number-columns-repeated="768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15" table:formula="of:=IF(COUNT([.B41:.B45])=0;&quot;&quot;;SUM([.B41:.B45]))" office:value-type="float" office:value="13" calcext:value-type="float">
            <text:p>13</text:p>
          </table:table-cell>
          <table:table-cell table:style-name="ce15" table:formula="of:=IF(COUNT([.C41:.C45])=0;&quot;&quot;;SUM([.C41:.C45]))" office:value-type="float" office:value="8" calcext:value-type="float">
            <text:p>8</text:p>
          </table:table-cell>
          <table:table-cell table:style-name="ce15" table:formula="of:=IF(COUNT([.D41:.D45])=0;&quot;&quot;;SUM([.D41:.D45]))">
            <text:p/>
          </table:table-cell>
          <table:table-cell table:style-name="ce15" table:formula="of:=IF(COUNT([.E41:.E45])=0;&quot;&quot;;SUM([.E41:.E45]))">
            <text:p/>
          </table:table-cell>
          <table:table-cell table:style-name="ce15" table:formula="of:=SUM([.B41:.E45])" office:value-type="float" office:value="21" calcext:value-type="float">
            <text:p>21</text:p>
          </table:table-cell>
          <table:table-cell table:number-columns-repeated="249"/>
          <table:table-cell table:style-name="ce37"/>
          <table:table-cell table:number-columns-repeated="768"/>
        </table:table-row>
        <table:table-row table:style-name="ro1">
          <table:table-cell table:style-name="ce5" office:value-type="string" calcext:value-type="string">
            <text:p>N=</text:p>
          </table:table-cell>
          <table:table-cell table:style-name="ce16" table:formula="of:=IF(COUNT([.B41:.B45])=0;&quot;&quot;;COUNT([.B41:.B45]))" office:value-type="float" office:value="3" calcext:value-type="float">
            <text:p>3</text:p>
          </table:table-cell>
          <table:table-cell table:style-name="ce16" table:formula="of:=IF(COUNT([.C41:.C45])=0;&quot;&quot;;COUNT([.C41:.C45]))" office:value-type="float" office:value="3" calcext:value-type="float">
            <text:p>3</text:p>
          </table:table-cell>
          <table:table-cell table:style-name="ce16" table:formula="of:=IF(COUNT([.D41:.D45])=0;&quot;&quot;;COUNT([.D41:.D45]))">
            <text:p/>
          </table:table-cell>
          <table:table-cell table:style-name="ce16" table:formula="of:=IF(COUNT([.E41:.E45])=0;&quot;&quot;;COUNT([.E41:.E45]))">
            <text:p/>
          </table:table-cell>
          <table:table-cell table:style-name="ce16" table:formula="of:=COUNT([.B41:.E45])" office:value-type="float" office:value="6" calcext:value-type="float">
            <text:p>6</text:p>
          </table:table-cell>
          <table:table-cell table:number-columns-repeated="249"/>
          <table:table-cell table:style-name="ce37"/>
          <table:table-cell table:number-columns-repeated="768"/>
        </table:table-row>
        <table:table-row table:style-name="ro2">
          <table:table-cell table:style-name="ce5" office:value-type="string" calcext:value-type="string">
            <text:p>Mean</text:p>
          </table:table-cell>
          <table:table-cell table:style-name="ce11" table:formula="of:=IF(COUNT([.B41:.B45])=0;&quot;&quot;;AVERAGE([.B41:.B45]))" office:value-type="float" office:value="4.33333333333333" calcext:value-type="float">
            <text:p>4.333</text:p>
          </table:table-cell>
          <table:table-cell table:style-name="ce11" table:formula="of:=IF(COUNT([.C41:.C45])=0;&quot;&quot;;AVERAGE([.C41:.C45]))" office:value-type="float" office:value="2.66666666666667" calcext:value-type="float">
            <text:p>2.667</text:p>
          </table:table-cell>
          <table:table-cell table:style-name="ce11" table:formula="of:=IF(COUNT([.D41:.D45])=0;&quot;&quot;;AVERAGE([.D41:.D45]))">
            <text:p/>
          </table:table-cell>
          <table:table-cell table:style-name="ce11" table:formula="of:=IF(COUNT([.E41:.E45])=0;&quot;&quot;;AVERAGE([.E41:.E45]))">
            <text:p/>
          </table:table-cell>
          <table:table-cell table:style-name="ce11" table:formula="of:=IF(COUNT([.B41:.E45])&lt;=1;&quot;&quot;;AVERAGE([.B41:.E45]))" office:value-type="float" office:value="3.5" calcext:value-type="float">
            <text:p>3.500</text:p>
          </table:table-cell>
          <table:table-cell table:number-columns-repeated="249"/>
          <table:table-cell table:style-name="ce37"/>
          <table:table-cell table:number-columns-repeated="768"/>
        </table:table-row>
        <table:table-row table:style-name="ro1" table:number-rows-repeated="2">
          <table:table-cell table:number-columns-repeated="255"/>
          <table:table-cell table:style-name="ce37"/>
          <table:table-cell table:number-columns-repeated="768"/>
        </table:table-row>
        <table:table-row table:style-name="ro1">
          <table:table-cell table:style-name="ce2" office:value-type="string" calcext:value-type="string">
            <text:p>Sq Dev</text:p>
          </table:table-cell>
          <table:table-cell table:style-name="ce17" table:formula="of:=IF([.$F48]&lt;=1;&quot;&quot;;IF([.B48]=&quot;&quot;;&quot;&quot;;[.B49]*(([.B50]-[.$F50])*([.B50]-[.$F50]))))" office:value-type="float" office:value="2.08333333333333" calcext:value-type="float">
            <text:p>2.083</text:p>
          </table:table-cell>
          <table:table-cell table:style-name="ce28" table:formula="of:=IF([.$F48]&lt;=1;&quot;&quot;;IF([.C48]=&quot;&quot;;&quot;&quot;;[.C49]*(([.C50]-[.$F50])*([.C50]-[.$F50]))))" office:value-type="float" office:value="2.08333333333333" calcext:value-type="float">
            <text:p>2.083</text:p>
          </table:table-cell>
          <table:table-cell table:style-name="ce28" table:formula="of:=IF([.$F48]&lt;=1;&quot;&quot;;IF([.D48]=&quot;&quot;;&quot;&quot;;[.D49]*(([.D50]-[.$F50])*([.D50]-[.$F50]))))">
            <text:p/>
          </table:table-cell>
          <table:table-cell table:style-name="ce32" table:formula="of:=IF([.$F48]&lt;=1;&quot;&quot;;IF([.E48]=&quot;&quot;;&quot;&quot;;[.E49]*(([.E50]-[.$F50])*([.E50]-[.$F50]))))">
            <text:p/>
          </table:table-cell>
          <table:table-cell table:style-name="ce3" office:value-type="string" calcext:value-type="string">
            <text:p><text:s/>Ng*((xg-X)*(xg-X))</text:p>
          </table:table-cell>
          <table:table-cell table:number-columns-repeated="249"/>
          <table:table-cell table:style-name="ce37"/>
          <table:table-cell table:number-columns-repeated="768"/>
        </table:table-row>
        <table:table-row table:style-name="ro1" table:number-rows-repeated="2">
          <table:table-cell/>
          <table:table-cell table:style-name="ce18"/>
          <table:table-cell table:style-name="ce14" table:number-columns-repeated="2"/>
          <table:table-cell table:style-name="ce33"/>
          <table:table-cell table:number-columns-repeated="250"/>
          <table:table-cell table:style-name="ce37"/>
          <table:table-cell table:number-columns-repeated="768"/>
        </table:table-row>
        <table:table-row table:style-name="ro1">
          <table:table-cell/>
          <table:table-cell table:style-name="ce19"/>
          <table:table-cell table:style-name="ce29" table:number-columns-repeated="2"/>
          <table:table-cell table:style-name="ce34"/>
          <table:table-cell table:number-columns-repeated="250"/>
          <table:table-cell table:style-name="ce37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S bg(R)</text:p>
          </table:table-cell>
          <table:table-cell table:style-name="ce12" table:formula="of:=SUM([.B53:.E53])" office:value-type="float" office:value="4.16666666666667" calcext:value-type="float">
            <text:p>4.167</text:p>
          </table:table-cell>
          <table:table-cell/>
          <table:table-cell table:style-name="ce3" office:value-type="string" calcext:value-type="string">
            <text:p>Sum of squared deviates = between groups sum of squares for ranks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ean of SS bg(R)</text:p>
          </table:table-cell>
          <table:table-cell table:style-name="ce20" table:formula="of:=[.B65]*([.F49]*([.F49]+1)/12)" office:value-type="float" office:value="3.5" calcext:value-type="float">
            <text:p>3.5</text:p>
          </table:table-cell>
          <table:table-cell table:style-name="ce3" office:value-type="string" calcext:value-type="string">
            <text:p>(k-1)*(N*(N+1)/1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 groups (k)</text:p>
          </table:table-cell>
          <table:table-cell table:style-name="ce20" table:formula="of:=COUNT([.B53:.E53]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=</text:p>
          </table:table-cell>
          <table:table-cell table:style-name="ce12" table:formula="of:=IF([.B58]=0;&quot;&quot;;[.B58]/(([.F49]*([.F49]+1))/12))" office:value-type="float" office:value="1.19047619047619" calcext:value-type="float">
            <text:p>1.190</text:p>
          </table:table-cell>
          <table:table-cell table:number-columns-repeated="5"/>
          <table:table-cell table:style-name="ce2" office:value-type="string" calcext:value-type="string">
            <text:p>Result Statement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f=</text:p>
          </table:table-cell>
          <table:table-cell table:style-name="ce20" table:formula="of:=COUNT([.B53:.E53])-1" office:value-type="float" office:value="1" calcext:value-type="float">
            <text:p>1</text:p>
          </table:table-cell>
          <table:table-cell table:style-name="ce3" office:value-type="string" calcext:value-type="string">
            <text:p>k-1</text:p>
          </table:table-cell>
          <table:table-cell table:number-columns-repeated="4"/>
          <table:table-cell table:style-name="ce36" office:value-type="string" calcext:value-type="string">
            <text:p>Significant</text:p>
          </table:table-cell>
          <table:table-cell table:style-name="ce27"/>
          <table:table-cell table:style-name="ce31"/>
          <table:table-cell table:number-columns-repeated="1014"/>
        </table:table-row>
        <table:table-row table:style-name="ro1">
          <table:table-cell table:number-columns-repeated="7"/>
          <table:table-cell table:style-name="ce36" office:value-type="string" calcext:value-type="string">
            <text:p>Not significant</text:p>
          </table:table-cell>
          <table:table-cell table:style-name="ce27"/>
          <table:table-cell table:style-name="ce31"/>
          <table:table-cell table:number-columns-repeated="1014"/>
        </table:table-row>
        <table:table-row table:style-name="ro1">
          <table:table-cell table:style-name="ce2" office:value-type="string" calcext:value-type="string">
            <text:p>Chi Dist</text:p>
          </table:table-cell>
          <table:table-cell table:style-name="ce12" table:formula="of:=IF([.B58]=0;&quot;&quot;;LEGACY.CHIDIST([.B64];[.B65]))" office:value-type="float" office:value="0.275233524074834" calcext:value-type="float">
            <text:p>0.275</text:p>
          </table:table-cell>
          <table:table-cell table:style-name="ce25" table:formula="of:=IF([.B67]=&quot;&quot;;[.H66];IF([.B67]&lt;=[.B68];[.H65];[.H66]))" office:value-type="string" office:string-value="Not significant" calcext:value-type="string">
            <text:p>Not significant</text:p>
          </table:table-cell>
          <table:table-cell table:style-name="ce3" office:value-type="string" calcext:value-type="string">
            <text:p>uses a spreadsheet function</text:p>
          </table:table-cell>
          <table:table-cell table:number-columns-repeated="3"/>
          <table:table-cell table:style-name="ce13" office:value-type="string" calcext:value-type="string">
            <text:p>Significant differences in subtotal <text:s/>scores</text:p>
          </table:table-cell>
          <table:table-cell table:style-name="ce27"/>
          <table:table-cell table:style-name="ce31"/>
          <table:table-cell table:number-columns-repeated="101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style-name="ce21" table:formula="of:=['file:///Users/raymondnelson/Dropbox/CURRENT_PROJECTS/OSS-3_2019/OSS-3_Version_3.1.0.0.rn.%20reviewCase%2019-0379%20xls.xls'#$options_link.C41]" office:value-type="float" office:value="0.1" calcext:value-type="float">
            <text:p>0.1</text:p>
          </table:table-cell>
          <table:table-cell table:number-columns-repeated="5"/>
          <table:table-cell table:style-name="ce13" office:value-type="string" calcext:value-type="string">
            <text:p>Difference subtotal scores is not statistically significant</text:p>
          </table:table-cell>
          <table:table-cell table:style-name="ce27"/>
          <table:table-cell table:style-name="ce31"/>
          <table:table-cell table:number-columns-repeated="1014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14"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Sig.</text:p>
          </table:table-cell>
          <table:table-cell table:style-name="ce23" table:formula="of:=IF([.B67]=&quot;&quot;;&quot;&quot;;IF([.B67]&lt;0.001;&quot;&lt;0.001&quot;;[.B67]))" office:value-type="float" office:value="0.275233524074834" calcext:value-type="float">
            <text:p>0.275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>
            <text:p>Result</text:p>
          </table:table-cell>
          <table:table-cell table:style-name="ce24" table:formula="of:=IF([.C67]=&quot;&quot;;&quot;&quot;;[.C67])" office:value-type="string" office:string-value="Not significant" calcext:value-type="string">
            <text:p>Not significant</text:p>
          </table:table-cell>
          <table:table-cell table:style-name="ce30" table:formula="of:=IF([.B72]=[.H65];[.H67];IF([.B72]=[.H66];[.H68];&quot;&quot;))" office:value-type="string" office:string-value="Difference subtotal scores is not statistically significant" calcext:value-type="string">
            <text:p>Difference subtotal scores is not statistically significant</text:p>
          </table:table-cell>
          <table:table-cell table:style-name="ce27" table:number-columns-repeated="2"/>
          <table:table-cell table:style-name="ce3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ed Rank Section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Ranks 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5" table:formula="of:=IF(COUNTIF([.$B79:.$U79];[.B76])=0;&quot;&quot;;COUNTIF([.$B79:.$U79];[.B76]))" office:value-type="float" office:value="1" calcext:value-type="float">
            <text:p>1</text:p>
          </table:table-cell>
          <table:table-cell table:style-name="ce25" table:formula="of:=IF(COUNTIF([.$B79:.$U79];[.C76])=0;&quot;&quot;;COUNTIF([.$B79:.$U79];[.C76]))" office:value-type="float" office:value="1" calcext:value-type="float">
            <text:p>1</text:p>
          </table:table-cell>
          <table:table-cell table:style-name="ce25" table:formula="of:=IF(COUNTIF([.$B79:.$U79];[.D76])=0;&quot;&quot;;COUNTIF([.$B79:.$U79];[.D76]))" office:value-type="float" office:value="1" calcext:value-type="float">
            <text:p>1</text:p>
          </table:table-cell>
          <table:table-cell table:style-name="ce25" table:formula="of:=IF(COUNTIF([.$B79:.$U79];[.E76])=0;&quot;&quot;;COUNTIF([.$B79:.$U79];[.E76]))" office:value-type="float" office:value="1" calcext:value-type="float">
            <text:p>1</text:p>
          </table:table-cell>
          <table:table-cell table:style-name="ce25" table:formula="of:=IF(COUNTIF([.$B79:.$U79];[.F76])=0;&quot;&quot;;COUNTIF([.$B79:.$U79];[.F76]))" office:value-type="float" office:value="1" calcext:value-type="float">
            <text:p>1</text:p>
          </table:table-cell>
          <table:table-cell table:style-name="ce25" table:formula="of:=IF(COUNTIF([.$B79:.$U79];[.G76])=0;&quot;&quot;;COUNTIF([.$B79:.$U79];[.G76]))" office:value-type="float" office:value="1" calcext:value-type="float">
            <text:p>1</text:p>
          </table:table-cell>
          <table:table-cell table:style-name="ce25" table:formula="of:=IF(COUNTIF([.$B79:.$U79];[.H76])=0;&quot;&quot;;COUNTIF([.$B79:.$U79];[.H76]))">
            <text:p/>
          </table:table-cell>
          <table:table-cell table:style-name="ce25" table:formula="of:=IF(COUNTIF([.$B79:.$U79];[.I76])=0;&quot;&quot;;COUNTIF([.$B79:.$U79];[.I76]))">
            <text:p/>
          </table:table-cell>
          <table:table-cell table:style-name="ce25" table:formula="of:=IF(COUNTIF([.$B79:.$U79];[.J76])=0;&quot;&quot;;COUNTIF([.$B79:.$U79];[.J76]))">
            <text:p/>
          </table:table-cell>
          <table:table-cell table:style-name="ce25" table:formula="of:=IF(COUNTIF([.$B79:.$U79];[.K76])=0;&quot;&quot;;COUNTIF([.$B79:.$U79];[.K76]))">
            <text:p/>
          </table:table-cell>
          <table:table-cell table:style-name="ce25" table:formula="of:=IF(COUNTIF([.$B79:.$U79];[.L76])=0;&quot;&quot;;COUNTIF([.$B79:.$U79];[.L76]))">
            <text:p/>
          </table:table-cell>
          <table:table-cell table:style-name="ce25" table:formula="of:=IF(COUNTIF([.$B79:.$U79];[.M76])=0;&quot;&quot;;COUNTIF([.$B79:.$U79];[.M76]))">
            <text:p/>
          </table:table-cell>
          <table:table-cell table:style-name="ce25" table:formula="of:=IF(COUNTIF([.$B79:.$U79];[.N76])=0;&quot;&quot;;COUNTIF([.$B79:.$U79];[.N76]))">
            <text:p/>
          </table:table-cell>
          <table:table-cell table:style-name="ce25" table:formula="of:=IF(COUNTIF([.$B79:.$U79];[.O76])=0;&quot;&quot;;COUNTIF([.$B79:.$U79];[.O76]))">
            <text:p/>
          </table:table-cell>
          <table:table-cell table:style-name="ce25" table:formula="of:=IF(COUNTIF([.$B79:.$U79];[.P76])=0;&quot;&quot;;COUNTIF([.$B79:.$U79];[.P76]))">
            <text:p/>
          </table:table-cell>
          <table:table-cell table:style-name="ce25" table:formula="of:=IF(COUNTIF([.$B79:.$U79];[.Q76])=0;&quot;&quot;;COUNTIF([.$B79:.$U79];[.Q76]))">
            <text:p/>
          </table:table-cell>
          <table:table-cell table:style-name="ce25" table:formula="of:=IF(COUNTIF([.$B79:.$U79];[.R76])=0;&quot;&quot;;COUNTIF([.$B79:.$U79];[.R76]))">
            <text:p/>
          </table:table-cell>
          <table:table-cell table:style-name="ce25" table:formula="of:=IF(COUNTIF([.$B79:.$U79];[.S76])=0;&quot;&quot;;COUNTIF([.$B79:.$U79];[.S76]))">
            <text:p/>
          </table:table-cell>
          <table:table-cell table:style-name="ce25" table:formula="of:=IF(COUNTIF([.$B79:.$U79];[.T76])=0;&quot;&quot;;COUNTIF([.$B79:.$U79];[.T76]))">
            <text:p/>
          </table:table-cell>
          <table:table-cell table:style-name="ce25" table:formula="of:=IF(COUNTIF([.$B79:.$U79];[.U76])=0;&quot;&quot;;COUNTIF([.$B79:.$U79];[.U76]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ied Value</text:p>
          </table:table-cell>
          <table:table-cell table:style-name="ce25" table:formula="of:=IF([.B77]=&quot;&quot;;&quot;&quot;;VLOOKUP([.B76];[.$A$84:.$T$104];[.B77];1))" office:value-type="float" office:value="1" calcext:value-type="float">
            <text:p>1</text:p>
          </table:table-cell>
          <table:table-cell table:style-name="ce25" table:formula="of:=IF([.C77]=&quot;&quot;;&quot;&quot;;VLOOKUP([.C76];[.$A$84:.$T$104];[.C77];1))" office:value-type="float" office:value="2" calcext:value-type="float">
            <text:p>2</text:p>
          </table:table-cell>
          <table:table-cell table:style-name="ce25" table:formula="of:=IF([.D77]=&quot;&quot;;&quot;&quot;;VLOOKUP([.D76];[.$A$84:.$T$104];[.D77];1))" office:value-type="float" office:value="3" calcext:value-type="float">
            <text:p>3</text:p>
          </table:table-cell>
          <table:table-cell table:style-name="ce25" table:formula="of:=IF([.E77]=&quot;&quot;;&quot;&quot;;VLOOKUP([.E76];[.$A$84:.$T$104];[.E77];1))" office:value-type="float" office:value="4" calcext:value-type="float">
            <text:p>4</text:p>
          </table:table-cell>
          <table:table-cell table:style-name="ce25" table:formula="of:=IF([.F77]=&quot;&quot;;&quot;&quot;;VLOOKUP([.F76];[.$A$84:.$T$104];[.F77];1))" office:value-type="float" office:value="5" calcext:value-type="float">
            <text:p>5</text:p>
          </table:table-cell>
          <table:table-cell table:style-name="ce25" table:formula="of:=IF([.G77]=&quot;&quot;;&quot;&quot;;VLOOKUP([.G76];[.$A$84:.$T$104];[.G77];1))" office:value-type="float" office:value="6" calcext:value-type="float">
            <text:p>6</text:p>
          </table:table-cell>
          <table:table-cell table:style-name="ce25" table:formula="of:=IF([.H77]=&quot;&quot;;&quot;&quot;;VLOOKUP([.H76];[.$A$84:.$T$104];[.H77];1))">
            <text:p/>
          </table:table-cell>
          <table:table-cell table:style-name="ce25" table:formula="of:=IF([.I77]=&quot;&quot;;&quot;&quot;;VLOOKUP([.I76];[.$A$84:.$T$104];[.I77];1))">
            <text:p/>
          </table:table-cell>
          <table:table-cell table:style-name="ce25" table:formula="of:=IF([.J77]=&quot;&quot;;&quot;&quot;;VLOOKUP([.J76];[.$A$84:.$T$104];[.J77];1))">
            <text:p/>
          </table:table-cell>
          <table:table-cell table:style-name="ce25" table:formula="of:=IF([.K77]=&quot;&quot;;&quot;&quot;;VLOOKUP([.K76];[.$A$84:.$T$104];[.K77];1))">
            <text:p/>
          </table:table-cell>
          <table:table-cell table:style-name="ce25" table:formula="of:=IF([.L77]=&quot;&quot;;&quot;&quot;;VLOOKUP([.L76];[.$A$84:.$T$104];[.L77];1))">
            <text:p/>
          </table:table-cell>
          <table:table-cell table:style-name="ce25" table:formula="of:=IF([.M77]=&quot;&quot;;&quot;&quot;;VLOOKUP([.M76];[.$A$84:.$T$104];[.M77];1))">
            <text:p/>
          </table:table-cell>
          <table:table-cell table:style-name="ce25" table:formula="of:=IF([.N77]=&quot;&quot;;&quot;&quot;;VLOOKUP([.N76];[.$A$84:.$T$104];[.N77];1))">
            <text:p/>
          </table:table-cell>
          <table:table-cell table:style-name="ce25" table:formula="of:=IF([.O77]=&quot;&quot;;&quot;&quot;;VLOOKUP([.O76];[.$A$84:.$T$104];[.O77];1))">
            <text:p/>
          </table:table-cell>
          <table:table-cell table:style-name="ce25" table:formula="of:=IF([.P77]=&quot;&quot;;&quot;&quot;;VLOOKUP([.P76];[.$A$84:.$T$104];[.P77];1))">
            <text:p/>
          </table:table-cell>
          <table:table-cell table:style-name="ce25" table:formula="of:=IF([.Q77]=&quot;&quot;;&quot;&quot;;VLOOKUP([.Q76];[.$A$84:.$T$104];[.Q77];1))">
            <text:p/>
          </table:table-cell>
          <table:table-cell table:style-name="ce25" table:formula="of:=IF([.R77]=&quot;&quot;;&quot;&quot;;VLOOKUP([.R76];[.$A$84:.$T$104];[.R77];1))">
            <text:p/>
          </table:table-cell>
          <table:table-cell table:style-name="ce25" table:formula="of:=IF([.S77]=&quot;&quot;;&quot;&quot;;VLOOKUP([.S76];[.$A$84:.$T$104];[.S77];1))">
            <text:p/>
          </table:table-cell>
          <table:table-cell table:style-name="ce25" table:formula="of:=IF([.T77]=&quot;&quot;;&quot;&quot;;VLOOKUP([.T76];[.$A$84:.$T$104];[.T77];1))">
            <text:p/>
          </table:table-cell>
          <table:table-cell table:style-name="ce25" table:formula="of:=IF([.U77]=&quot;&quot;;&quot;&quot;;VLOOKUP([.U76];[.$A$84:.$T$104];[.U77];1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k Qs</text:p>
          </table:table-cell>
          <table:table-cell table:style-name="ce25" table:formula="of:=[$kw_anova.$C$19]" office:value-type="float" office:value="6" calcext:value-type="float">
            <text:p>6</text:p>
          </table:table-cell>
          <table:table-cell table:style-name="ce25" table:formula="of:=[$kw_anova.$C$20]" office:value-type="float" office:value="5" calcext:value-type="float">
            <text:p>5</text:p>
          </table:table-cell>
          <table:table-cell table:style-name="ce25" table:formula="of:=[$kw_anova.$C$21]" office:value-type="float" office:value="2" calcext:value-type="float">
            <text:p>2</text:p>
          </table:table-cell>
          <table:table-cell table:style-name="ce25" table:formula="of:=[$kw_anova.$C$22]">
            <text:p/>
          </table:table-cell>
          <table:table-cell table:style-name="ce25" table:formula="of:=[$kw_anova.$C$23]">
            <text:p/>
          </table:table-cell>
          <table:table-cell table:style-name="ce25" table:formula="of:=[$kw_anova.$C$24]" office:value-type="float" office:value="3" calcext:value-type="float">
            <text:p>3</text:p>
          </table:table-cell>
          <table:table-cell table:style-name="ce25" table:formula="of:=[$kw_anova.$C$25]" office:value-type="float" office:value="1" calcext:value-type="float">
            <text:p>1</text:p>
          </table:table-cell>
          <table:table-cell table:style-name="ce25" table:formula="of:=[$kw_anova.$C$26]" office:value-type="float" office:value="4" calcext:value-type="float">
            <text:p>4</text:p>
          </table:table-cell>
          <table:table-cell table:style-name="ce25" table:formula="of:=[$kw_anova.$C$27]">
            <text:p/>
          </table:table-cell>
          <table:table-cell table:style-name="ce25" table:formula="of:=[$kw_anova.$C$28]">
            <text:p/>
          </table:table-cell>
          <table:table-cell table:style-name="ce25" table:formula="of:=[$kw_anova.$C$29]">
            <text:p/>
          </table:table-cell>
          <table:table-cell table:style-name="ce25" table:formula="of:=[$kw_anova.$C$30]">
            <text:p/>
          </table:table-cell>
          <table:table-cell table:style-name="ce25" table:formula="of:=[$kw_anova.$C$31]">
            <text:p/>
          </table:table-cell>
          <table:table-cell table:style-name="ce25" table:formula="of:=[$kw_anova.$C$32]">
            <text:p/>
          </table:table-cell>
          <table:table-cell table:style-name="ce25" table:formula="of:=[$kw_anova.$C$33]">
            <text:p/>
          </table:table-cell>
          <table:table-cell table:style-name="ce25" table:formula="of:=[$kw_anova.$C$34]">
            <text:p/>
          </table:table-cell>
          <table:table-cell table:style-name="ce25" table:formula="of:=[$kw_anova.$C$35]">
            <text:p/>
          </table:table-cell>
          <table:table-cell table:style-name="ce25" table:formula="of:=[$kw_anova.$C$36]">
            <text:p/>
          </table:table-cell>
          <table:table-cell table:style-name="ce25" table:formula="of:=[$kw_anova.$C$37]">
            <text:p/>
          </table:table-cell>
          <table:table-cell table:style-name="ce25" table:formula="of:=[$kw_anova.$C$38]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ied Ranks</text:p>
          </table:table-cell>
          <table:table-cell table:style-name="ce25" table:formula="of:=IF([.B79]=&quot;&quot;;&quot;&quot;;HLOOKUP([.B79];[.$B76:.$U78];3))" office:value-type="float" office:value="6" calcext:value-type="float">
            <text:p>6</text:p>
          </table:table-cell>
          <table:table-cell table:style-name="ce25" table:formula="of:=IF([.C79]=&quot;&quot;;&quot;&quot;;HLOOKUP([.C79];[.$B76:.$U78];3))" office:value-type="float" office:value="5" calcext:value-type="float">
            <text:p>5</text:p>
          </table:table-cell>
          <table:table-cell table:style-name="ce25" table:formula="of:=IF([.D79]=&quot;&quot;;&quot;&quot;;HLOOKUP([.D79];[.$B76:.$U78];3))" office:value-type="float" office:value="2" calcext:value-type="float">
            <text:p>2</text:p>
          </table:table-cell>
          <table:table-cell table:style-name="ce25" table:formula="of:=IF([.E79]=&quot;&quot;;&quot;&quot;;HLOOKUP([.E79];[.$B76:.$U78];3))">
            <text:p/>
          </table:table-cell>
          <table:table-cell table:style-name="ce25" table:formula="of:=IF([.F79]=&quot;&quot;;&quot;&quot;;HLOOKUP([.F79];[.$B76:.$U78];3))">
            <text:p/>
          </table:table-cell>
          <table:table-cell table:style-name="ce25" table:formula="of:=IF([.G79]=&quot;&quot;;&quot;&quot;;HLOOKUP([.G79];[.$B76:.$U78];3))" office:value-type="float" office:value="3" calcext:value-type="float">
            <text:p>3</text:p>
          </table:table-cell>
          <table:table-cell table:style-name="ce25" table:formula="of:=IF([.H79]=&quot;&quot;;&quot;&quot;;HLOOKUP([.H79];[.$B76:.$U78];3))" office:value-type="float" office:value="1" calcext:value-type="float">
            <text:p>1</text:p>
          </table:table-cell>
          <table:table-cell table:style-name="ce25" table:formula="of:=IF([.I79]=&quot;&quot;;&quot;&quot;;HLOOKUP([.I79];[.$B76:.$U78];3))" office:value-type="float" office:value="4" calcext:value-type="float">
            <text:p>4</text:p>
          </table:table-cell>
          <table:table-cell table:style-name="ce25" table:formula="of:=IF([.J79]=&quot;&quot;;&quot;&quot;;HLOOKUP([.J79];[.$B76:.$U78];3))">
            <text:p/>
          </table:table-cell>
          <table:table-cell table:style-name="ce25" table:formula="of:=IF([.K79]=&quot;&quot;;&quot;&quot;;HLOOKUP([.K79];[.$B76:.$U78];3))">
            <text:p/>
          </table:table-cell>
          <table:table-cell table:style-name="ce25" table:formula="of:=IF([.L79]=&quot;&quot;;&quot;&quot;;HLOOKUP([.L79];[.$B76:.$U78];3))">
            <text:p/>
          </table:table-cell>
          <table:table-cell table:style-name="ce25" table:formula="of:=IF([.M79]=&quot;&quot;;&quot;&quot;;HLOOKUP([.M79];[.$B76:.$U78];3))">
            <text:p/>
          </table:table-cell>
          <table:table-cell table:style-name="ce25" table:formula="of:=IF([.N79]=&quot;&quot;;&quot;&quot;;HLOOKUP([.N79];[.$B76:.$U78];3))">
            <text:p/>
          </table:table-cell>
          <table:table-cell table:style-name="ce25" table:formula="of:=IF([.O79]=&quot;&quot;;&quot;&quot;;HLOOKUP([.O79];[.$B76:.$U78];3))">
            <text:p/>
          </table:table-cell>
          <table:table-cell table:style-name="ce25" table:formula="of:=IF([.P79]=&quot;&quot;;&quot;&quot;;HLOOKUP([.P79];[.$B76:.$U78];3))">
            <text:p/>
          </table:table-cell>
          <table:table-cell table:style-name="ce25" table:formula="of:=IF([.Q79]=&quot;&quot;;&quot;&quot;;HLOOKUP([.Q79];[.$B76:.$U78];3))">
            <text:p/>
          </table:table-cell>
          <table:table-cell table:style-name="ce25" table:formula="of:=IF([.R79]=&quot;&quot;;&quot;&quot;;HLOOKUP([.R79];[.$B76:.$U78];3))">
            <text:p/>
          </table:table-cell>
          <table:table-cell table:style-name="ce25" table:formula="of:=IF([.S79]=&quot;&quot;;&quot;&quot;;HLOOKUP([.S79];[.$B76:.$U78];3))">
            <text:p/>
          </table:table-cell>
          <table:table-cell table:style-name="ce25" table:formula="of:=IF([.T79]=&quot;&quot;;&quot;&quot;;HLOOKUP([.T79];[.$B76:.$U78];3))">
            <text:p/>
          </table:table-cell>
          <table:table-cell table:style-name="ce25" table:formula="of:=IF([.U79]=&quot;&quot;;&quot;&quot;;HLOOKUP([.U79];[.$B76:.$U78];3))">
            <text:p/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ed Rank Lookup Matrix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.5" calcext:value-type="float">
            <text:p>4.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.5" calcext:value-type="float">
            <text:p>6.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8.5" calcext:value-type="float">
            <text:p>8.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.5" calcext:value-type="float">
            <text:p>10.5</text:p>
          </table:table-cell>
          <table:table-cell table:number-columns-repeated="100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.5" calcext:value-type="float">
            <text:p>4.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.5" calcext:value-type="float">
            <text:p>6.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8.5" calcext:value-type="float">
            <text:p>8.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.5" calcext:value-type="float">
            <text:p>10.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1.5" calcext:value-type="float">
            <text:p>11.5</text:p>
          </table:table-cell>
          <table:table-cell table:number-columns-repeated="100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.5" calcext:value-type="float">
            <text:p>4.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.5" calcext:value-type="float">
            <text:p>6.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8.5" calcext:value-type="float">
            <text:p>8.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.5" calcext:value-type="float">
            <text:p>10.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1.5" calcext:value-type="float">
            <text:p>11.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2.5" calcext:value-type="float">
            <text:p>12.5</text:p>
          </table:table-cell>
          <table:table-cell table:number-columns-repeated="100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.5" calcext:value-type="float">
            <text:p>4.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.5" calcext:value-type="float">
            <text:p>6.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8.5" calcext:value-type="float">
            <text:p>8.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.5" calcext:value-type="float">
            <text:p>10.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1.5" calcext:value-type="float">
            <text:p>11.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2.5" calcext:value-type="float">
            <text:p>12.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3.5" calcext:value-type="float">
            <text:p>13.5</text:p>
          </table:table-cell>
          <table:table-cell table:number-columns-repeated="100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.5" calcext:value-type="float">
            <text:p>6.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8.5" calcext:value-type="float">
            <text:p>8.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.5" calcext:value-type="float">
            <text:p>10.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1.5" calcext:value-type="float">
            <text:p>11.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2.5" calcext:value-type="float">
            <text:p>12.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3.5" calcext:value-type="float">
            <text:p>13.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4.5" calcext:value-type="float">
            <text:p>14.5</text:p>
          </table:table-cell>
          <table:table-cell table:number-columns-repeated="100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5" office:value-type="float" office:value="6.5" calcext:value-type="float">
            <text:p>6.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8.5" calcext:value-type="float">
            <text:p>8.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.5" calcext:value-type="float">
            <text:p>10.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1.5" calcext:value-type="float">
            <text:p>11.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2.5" calcext:value-type="float">
            <text:p>12.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3.5" calcext:value-type="float">
            <text:p>13.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4.5" calcext:value-type="float">
            <text:p>14.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5.5" calcext:value-type="float">
            <text:p>15.5</text:p>
          </table:table-cell>
          <table:table-cell table:number-columns-repeated="100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8.5" calcext:value-type="float">
            <text:p>8.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.5" calcext:value-type="float">
            <text:p>10.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1.5" calcext:value-type="float">
            <text:p>11.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2.5" calcext:value-type="float">
            <text:p>12.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3.5" calcext:value-type="float">
            <text:p>13.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4.5" calcext:value-type="float">
            <text:p>14.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8.5" calcext:value-type="float">
            <text:p>8.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.5" calcext:value-type="float">
            <text:p>10.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1.5" calcext:value-type="float">
            <text:p>11.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2.5" calcext:value-type="float">
            <text:p>12.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3.5" calcext:value-type="float">
            <text:p>13.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4.5" calcext:value-type="float">
            <text:p>14.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7.5" calcext:value-type="float">
            <text:p>17.5</text:p>
          </table:table-cell>
          <table:table-cell table:number-columns-repeated="100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.5" calcext:value-type="float">
            <text:p>10.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1.5" calcext:value-type="float">
            <text:p>11.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2.5" calcext:value-type="float">
            <text:p>12.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3.5" calcext:value-type="float">
            <text:p>13.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4.5" calcext:value-type="float">
            <text:p>14.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7.5" calcext:value-type="float">
            <text:p>17.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8.5" calcext:value-type="float">
            <text:p>18.5</text:p>
          </table:table-cell>
          <table:table-cell table:number-columns-repeated="100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5" office:value-type="float" office:value="10.5" calcext:value-type="float">
            <text:p>10.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1.5" calcext:value-type="float">
            <text:p>11.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2.5" calcext:value-type="float">
            <text:p>12.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3.5" calcext:value-type="float">
            <text:p>13.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4.5" calcext:value-type="float">
            <text:p>14.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7.5" calcext:value-type="float">
            <text:p>17.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8.5" calcext:value-type="float">
            <text:p>18.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.5" calcext:value-type="float">
            <text:p>19.5</text:p>
          </table:table-cell>
          <table:table-cell table:number-columns-repeated="100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5" office:value-type="float" office:value="11.5" calcext:value-type="float">
            <text:p>11.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2.5" calcext:value-type="float">
            <text:p>12.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3.5" calcext:value-type="float">
            <text:p>13.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4.5" calcext:value-type="float">
            <text:p>14.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7.5" calcext:value-type="float">
            <text:p>17.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8.5" calcext:value-type="float">
            <text:p>18.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.5" calcext:value-type="float">
            <text:p>19.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0.5" calcext:value-type="float">
            <text:p>20.5</text:p>
          </table:table-cell>
          <table:table-cell table:number-columns-repeated="100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5" office:value-type="float" office:value="12.5" calcext:value-type="float">
            <text:p>12.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3.5" calcext:value-type="float">
            <text:p>13.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4.5" calcext:value-type="float">
            <text:p>14.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7.5" calcext:value-type="float">
            <text:p>17.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8.5" calcext:value-type="float">
            <text:p>18.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.5" calcext:value-type="float">
            <text:p>19.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0.5" calcext:value-type="float">
            <text:p>20.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1.5" calcext:value-type="float">
            <text:p>21.5</text:p>
          </table:table-cell>
          <table:table-cell table:number-columns-repeated="100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5" office:value-type="float" office:value="13.5" calcext:value-type="float">
            <text:p>13.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4.5" calcext:value-type="float">
            <text:p>14.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7.5" calcext:value-type="float">
            <text:p>17.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8.5" calcext:value-type="float">
            <text:p>18.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.5" calcext:value-type="float">
            <text:p>19.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0.5" calcext:value-type="float">
            <text:p>20.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1.5" calcext:value-type="float">
            <text:p>21.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2.5" calcext:value-type="float">
            <text:p>22.5</text:p>
          </table:table-cell>
          <table:table-cell table:number-columns-repeated="100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5" office:value-type="float" office:value="14.5" calcext:value-type="float">
            <text:p>14.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7.5" calcext:value-type="float">
            <text:p>17.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8.5" calcext:value-type="float">
            <text:p>18.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.5" calcext:value-type="float">
            <text:p>19.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0.5" calcext:value-type="float">
            <text:p>20.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1.5" calcext:value-type="float">
            <text:p>21.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2.5" calcext:value-type="float">
            <text:p>22.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3.5" calcext:value-type="float">
            <text:p>23.5</text:p>
          </table:table-cell>
          <table:table-cell table:number-columns-repeated="100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7.5" calcext:value-type="float">
            <text:p>17.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8.5" calcext:value-type="float">
            <text:p>18.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.5" calcext:value-type="float">
            <text:p>19.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0.5" calcext:value-type="float">
            <text:p>20.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1.5" calcext:value-type="float">
            <text:p>21.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2.5" calcext:value-type="float">
            <text:p>22.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4.5" calcext:value-type="float">
            <text:p>24.5</text:p>
          </table:table-cell>
          <table:table-cell table:number-columns-repeated="100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7.5" calcext:value-type="float">
            <text:p>17.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8.5" calcext:value-type="float">
            <text:p>18.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.5" calcext:value-type="float">
            <text:p>19.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0.5" calcext:value-type="float">
            <text:p>20.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1.5" calcext:value-type="float">
            <text:p>21.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2.5" calcext:value-type="float">
            <text:p>22.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4.5" calcext:value-type="float">
            <text:p>24.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5.5" calcext:value-type="float">
            <text:p>25.5</text:p>
          </table:table-cell>
          <table:table-cell table:number-columns-repeated="100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25" office:value-type="float" office:value="17.5" calcext:value-type="float">
            <text:p>17.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8.5" calcext:value-type="float">
            <text:p>18.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.5" calcext:value-type="float">
            <text:p>19.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0.5" calcext:value-type="float">
            <text:p>20.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1.5" calcext:value-type="float">
            <text:p>21.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2.5" calcext:value-type="float">
            <text:p>22.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4.5" calcext:value-type="float">
            <text:p>24.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5.5" calcext:value-type="float">
            <text:p>25.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6.5" calcext:value-type="float">
            <text:p>26.5</text:p>
          </table:table-cell>
          <table:table-cell table:number-columns-repeated="100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25" office:value-type="float" office:value="18.5" calcext:value-type="float">
            <text:p>18.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.5" calcext:value-type="float">
            <text:p>19.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0.5" calcext:value-type="float">
            <text:p>20.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1.5" calcext:value-type="float">
            <text:p>21.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2.5" calcext:value-type="float">
            <text:p>22.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4.5" calcext:value-type="float">
            <text:p>24.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5.5" calcext:value-type="float">
            <text:p>25.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6.5" calcext:value-type="float">
            <text:p>26.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7.5" calcext:value-type="float">
            <text:p>27.5</text:p>
          </table:table-cell>
          <table:table-cell table:number-columns-repeated="100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25" office:value-type="float" office:value="19.5" calcext:value-type="float">
            <text:p>19.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0.5" calcext:value-type="float">
            <text:p>20.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1.5" calcext:value-type="float">
            <text:p>21.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2.5" calcext:value-type="float">
            <text:p>22.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4.5" calcext:value-type="float">
            <text:p>24.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5.5" calcext:value-type="float">
            <text:p>25.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6.5" calcext:value-type="float">
            <text:p>26.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7.5" calcext:value-type="float">
            <text:p>27.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8.5" calcext:value-type="float">
            <text:p>28.5</text:p>
          </table:table-cell>
          <table:table-cell table:number-columns-repeated="100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5" office:value-type="float" office:value="20.5" calcext:value-type="float">
            <text:p>20.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1.5" calcext:value-type="float">
            <text:p>21.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2.5" calcext:value-type="float">
            <text:p>22.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4.5" calcext:value-type="float">
            <text:p>24.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5.5" calcext:value-type="float">
            <text:p>25.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6.5" calcext:value-type="float">
            <text:p>26.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7.5" calcext:value-type="float">
            <text:p>27.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8.5" calcext:value-type="float">
            <text:p>28.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9.5" calcext:value-type="float">
            <text:p>29.5</text:p>
          </table:table-cell>
          <table:table-cell table:number-columns-repeated="100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Users/raymondnelson/Dropbox/CURRENT_PROJECTS/OSS-3_2019/OSS-3_Version_3.1.0.0.rn.%20reviewCase%2019-0379%20xls.xls'#options_link" table:print="false" table:style-name="ta_extref">
        <table:table-source xlink:type="simple" xlink:href="../../../CURRENT_PROJECTS/OSS-3_2019/OSS-3_Version_3.1.0.0.rn.%20reviewCase%2019-0379%20xls.xls" table:table-name="options_link" table:mode="copy-results-only"/>
        <table:table-column table:number-columns-repeated="3"/>
        <table:table-row table:number-rows-repeated="40">
          <table:table-cell table:number-columns-repeated="3"/>
        </table:table-row>
        <table:table-row>
          <table:table-cell table:number-columns-repeated="2"/>
          <table:table-cell table:style-name="ce1" office:value-type="float" office:value="0.1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</number:number-style>
    <number:number-style style:name="N133">
      <number:text>-$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</number:number-style>
    <number:number-style style:name="N135">
      <number:text>-$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date-style style:name="N144">
      <number:month number:style="long"/>
      <number:text>-</number:text>
      <number:day number:style="long"/>
      <number:text>-</number:text>
      <number:year number:style="long"/>
    </number:date-style>
    <number:number-style style:name="N145">
      <number:number number:decimal-places="6" loext:min-decimal-places="6" number:min-integer-digits="1"/>
    </number:number-style>
    <number:number-style style:name="N146">
      <number:text>$</number:text>
      <number:number number:decimal-places="3" loext:min-decimal-places="3" number:min-integer-digits="1" number:grouping="true"/>
    </number:number-style>
    <number:number-style style:name="N147">
      <number:number number:decimal-places="5" loext:min-decimal-places="5" number:min-integer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1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2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9:29:14.813830883</meta:creation-date>
    <dc:date>2020-07-21T21:22:41.047823305</dc:date>
    <meta:editing-duration>PT3M5S</meta:editing-duration>
    <meta:editing-cycles>1</meta:editing-cycles>
    <meta:document-statistic meta:table-count="1" meta:cell-count="748" meta:object-count="0"/>
    <meta:generator>LibreOffice/6.2.8.2$MacOSX_X86_64 LibreOffice_project/f82ddfca21ebc1e222a662a32b25c0c9d20169ee</meta:generator>
  </office:meta>
</office:document-meta>
</file>